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andex-sans" svg:font-family="yandex-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bc0" officeooo:paragraph-rsid="000b2bc0"/>
    </style:style>
    <style:style style:name="P2" style:family="paragraph" style:parent-style-name="Standard">
      <style:text-properties fo:font-variant="normal" fo:text-transform="none" fo:color="#000000" style:font-name="yandex-sans" fo:font-size="11.25pt" fo:letter-spacing="normal" fo:font-style="normal" fo:font-weight="normal" officeooo:paragraph-rsid="000b2bc0"/>
    </style:style>
    <style:style style:name="P3" style:family="paragraph" style:parent-style-name="Standard">
      <style:text-properties fo:font-variant="normal" fo:text-transform="none" fo:color="#000000" style:font-name="yandex-sans" fo:font-size="11.25pt" fo:letter-spacing="normal" fo:font-style="normal" fo:font-weight="normal" officeooo:rsid="000bb99d" officeooo:paragraph-rsid="000bb99d"/>
    </style:style>
    <style:style style:name="P4" style:family="paragraph" style:parent-style-name="Standard">
      <style:text-properties officeooo:rsid="000bb99d" officeooo:paragraph-rsid="000bb99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yandex-sans" fo:font-size="11.25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yandex-sans" fo:font-size="11.25pt" fo:letter-spacing="normal" fo:font-style="normal" fo:font-weight="normal" officeooo:paragraph-rsid="000bc44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0b2bc0"/>
    </style:style>
    <style:style style:name="T2" style:family="text">
      <style:text-properties officeooo:rsid="000bc44e"/>
    </style:style>
    <style:style style:name="T3" style:family="text">
      <style:text-properties fo:font-variant="normal" fo:text-transform="none" fo:color="#000000" style:font-name="yandex-sans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yandex-sans" fo:font-size="11.25pt" fo:letter-spacing="normal" fo:font-style="normal" fo:font-weight="normal" officeooo:rsid="000bc4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#include &lt;iostream&gt;</text:p>
      <text:p text:style-name="P1"/>
      <text:p text:style-name="P1">int main()</text:p>
      <text:p text:style-name="P1">{</text:p>
      <text:p text:style-name="P1"><text:s text:c="4"/>float a = 123456789;</text:p>
      <text:p text:style-name="P1"><text:s text:c="4"/>float b = 123456788;</text:p>
      <text:p text:style-name="P1"><text:s text:c="4"/>float d = 123456788;</text:p>
      <text:p text:style-name="P1"><text:s text:c="4"/>float e = 123456787;</text:p>
      <text:p text:style-name="P1"><text:s text:c="4"/>float c = a - b;</text:p>
      <text:p text:style-name="P1"><text:s text:c="4"/>float k = d - e;</text:p>
      <text:p text:style-name="P1"><text:s text:c="4"/>std::cout &lt;&lt; c &lt;&lt; std::endl &lt;&lt; k &lt;&lt; std::endl;</text:p>
      <text:p text:style-name="P1"><text:s text:c="4"/>return 0;</text:p>
      <text:p text:style-name="P1">}</text:p>
      <text:p text:style-name="P1">float:</text:p>
      <text:p text:style-name="P1">vitaly@vitaly-K501UXM:~/Документы/MIET_LABS/ARHVS/lab5$ g++ lab5.cpp -o lab5</text:p>
      <text:p text:style-name="P1">vitaly@vitaly-K501UXM:~/Документы/MIET_LABS/ARHVS/lab5$ sudo ./lab5</text:p>
      <text:p text:style-name="P1">1</text:p>
      <text:p text:style-name="P1">0</text:p>
      <text:p text:style-name="P1"/>
      <text:p text:style-name="P1">double:</text:p>
      <text:p text:style-name="P1">vitaly@vitaly-K501UXM:~/Документы/MIET_LABS/ARHVS/lab5$ sudo ./lab5</text:p>
      <text:p text:style-name="P1">1</text:p>
      <text:p text:style-name="P1">1</text:p>
      <text:p text:style-name="P2"><text:span text:style-name="T1">В случае работы с типом данных float видно, что результат отличается от ожидаемого, а в случае </text:span>работы с типом данных double результат полностью совпадает с ожидаемым. Это происходит потому что, при преобразованнии данных чисел типа int к типу float получается так, что экспоненты данных числе равны, так же у них равен знаковый бит (т.к. эти числа очень близки др<text:span text:style-name="T1">уг</text:span> к другу), а мантиссы получаются либо отличаются последним значащим битом, либо равными. Соответственно, при вычитании таких чисел экспоненты никак не преобразуются, а мантиссы вычитаются друг из друга. Далее мантисса результата умножается на экспоненту до тех пор, пока не получится нормализованное число. В запуске 1 по итогу мы получаем результат 0, т.к. мантиссы чисел равны, а в запуске 2 по итогу мы получаем результат 8,</text:p>
      <text:p text:style-name="P5">т.к. мантиссы отличаются последним значащим битом. В типах double такого не происходит, потому что там мантисса имеет более высокий порядо, и соответственно, более высокую точность.</text:p>
      <text:p text:style-name="P4"/>
      <text:p text:style-name="P4">Problem2-<text:span text:style-name="T2">3</text:span></text:p>
      <text:p text:style-name="P4">Variant 1</text:p>
      <text:p text:style-name="P4">1,5x^2 -3x-1</text:p>
      <text:p text:style-name="P3">#include &lt;iostream&gt;</text:p>
      <text:p text:style-name="P5">#include &lt;cmath&gt;</text:p>
      <text:p text:style-name="P5">//#define float double</text:p>
      <text:p text:style-name="P5">using namespace std;</text:p>
      <text:p text:style-name="P5">extern "C" double calc(double x);</text:p>
      <text:p text:style-name="P5">int main()</text:p>
      <text:p text:style-name="P5">{</text:p>
      <text:p text:style-name="P5">double x = 3;</text:p>
      <text:p text:style-name="P5">cout &lt;&lt; calc(x) &lt;&lt; endl;</text:p>
      <text:p text:style-name="P7"><text:span text:style-name="T3">cout &lt;&lt; (x*x-</text:span><text:span text:style-name="T4">2</text:span><text:span text:style-name="T3">)*</text:span><text:span text:style-name="T4">1,5-1</text:span><text:span text:style-name="T3">&lt;&lt;endl;</text:span></text:p>
      <text:p text:style-name="P5">return 0;</text:p>
      <text:p text:style-name="P5">}</text:p>
      <text:p text:style-name="P3"><text:soft-page-break/>.data</text:p>
      <text:p text:style-name="P7"><text:span text:style-name="T3">i: .double </text:span><text:span text:style-name="T4">1.5</text:span></text:p>
      <text:p text:style-name="P5">A: .double -<text:span text:style-name="T2">1</text:span></text:p>
      <text:p text:style-name="P5">.global calc // точка входа в программу</text:p>
      <text:p text:style-name="P5">calc:</text:p>
      <text:p text:style-name="P5">fldl A // в стеке: -<text:span text:style-name="T2">1</text:span></text:p>
      <text:p text:style-name="P7"><text:span text:style-name="T3">fldl i // в стеке: -</text:span><text:span text:style-name="T4">1</text:span><text:span text:style-name="T3"> </text:span><text:span text:style-name="T4">1.5</text:span></text:p>
      <text:p text:style-name="P5">fld1 // в стеке: -1 <text:s/>1.5 -<text:span text:style-name="T2">1</text:span></text:p>
      <text:p text:style-name="P6">fldl 4(%esp) // в стеке: x -1 <text:s/>1.5 -<text:span text:style-name="T2">1</text:span></text:p>
      <text:p text:style-name="P6">fldl 4(%esp) // в стеке: x x -1 <text:s/>1.5 -<text:span text:style-name="T2">1</text:span></text:p>
      <text:p text:style-name="P6">fmulp // в стеке: x^2 -1 <text:s/>1.5 -<text:span text:style-name="T2">1</text:span></text:p>
      <text:p text:style-name="P6">fsubp </text:p>
      <text:p text:style-name="P5">fmulp </text:p>
      <text:p text:style-name="P5">faddp </text:p>
      <text:p text:style-name="P5">re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andex-sans" svg:font-family="yandex-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7:51:21.079166145</meta:creation-date>
    <dc:date>2020-10-29T18:36:28.501362840</dc:date>
    <meta:editing-duration>PT34M5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54" meta:word-count="316" meta:character-count="1944" meta:non-whitespace-character-count="1643"/>
  </office:meta>
</office:document-meta>
</file>